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" style:family="table">
      <style:table-properties style:width="6.6924in" table:align="margins"/>
    </style:style>
    <style:style style:name="FR.A" style:family="table-column">
      <style:table-column-properties style:column-width="0.7639in" style:rel-column-width="1100*"/>
    </style:style>
    <style:style style:name="FR.B" style:family="table-column">
      <style:table-column-properties style:column-width="5.9285in" style:rel-column-width="8537*"/>
    </style:style>
    <style:style style:name="FR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FR.B1" style:family="table-cell">
      <style:table-cell-properties fo:padding="0.0382in" fo:border="0.0007in solid #000000"/>
    </style:style>
    <style:style style:name="FR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F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639in" style:rel-column-width="1100*"/>
    </style:style>
    <style:style style:name="Table1.B" style:family="table-column">
      <style:table-column-properties style:column-width="5.9285in" style:rel-column-width="8537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-Bold" fo:font-size="11pt" fo:letter-spacing="normal" style:text-underline-style="none" fo:font-weight="bold" style:letter-kerning="false" style:font-name-asian="Helvetica-Bold" style:font-size-asian="11pt" style:font-weight-asian="bold" style:font-name-complex="Helvetica-Bold" style:font-size-complex="11pt" style:font-weight-complex="bold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 style:list-style-name="L2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 style:list-style-name="L3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6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9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10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T1" style:family="text">
      <style:text-properties fo:color="#000000" style:text-outline="false" style:text-position="-18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style:font-name="Helvetica" style:font-name-asian="Helvetica" style:font-name-complex="Helvetica"/>
    </style:style>
    <style:style style:name="T3" style:family="text">
      <style:text-properties style:font-name="Helvetica" fo:language="de" fo:country="DE" style:font-name-asian="Helvetica" style:font-name-complex="Helvetic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A</text:span><text:span text:style-name="T3">nforderungen</text:span></text:h>
      <table:table table:name="FR" table:style-name="FR">
        <table:table-column table:style-name="FR.A"/>
        <table:table-column table:style-name="FR.B"/>
        <table:table-header-rows>
          <table:table-row>
            <table:table-cell table:style-name="FR.A1" office:value-type="float" office:value="0">
              <text:p text:style-name="P10">NFR</text:p>
            </table:table-cell>
            <table:table-cell table:style-name="FR.B1" office:value-type="string">
              <text:p text:style-name="P10">Non Functional Requirement</text:p>
            </table:table-cell>
          </table:table-row>
        </table:table-header-rows>
        <table:table-row>
          <table:table-cell table:style-name="FR.A2" office:value-type="float" office:value="1">
            <text:p text:style-name="P9">01</text:p>
          </table:table-cell>
          <table:table-cell table:style-name="FR.B2" office:value-type="string">
            <text:p text:style-name="P5">Das Tank System soll pro Tanksäule ein Bezahlterminal haben. </text:p>
          </table:table-cell>
        </table:table-row>
        <table:table-row>
          <table:table-cell table:style-name="FR.A2" office:value-type="float" office:value="2">
            <text:p text:style-name="P9">02</text:p>
          </table:table-cell>
          <table:table-cell table:style-name="FR.B2" office:value-type="string">
            <text:p text:style-name="P5">Das Tank System soll das Tanken jeweils von Mo-So von 0-24Uhr ermöglichen</text:p>
          </table:table-cell>
        </table:table-row>
        <table:table-row>
          <table:table-cell table:style-name="FR.A2" office:value-type="float" office:value="3">
            <text:p text:style-name="P9">03</text:p>
          </table:table-cell>
          <table:table-cell table:style-name="FR.B2" office:value-type="string">
            <text:p text:style-name="P5">Die “Quittung” soll innerhalb 1 Minute nach Abschluss des Tankvorganges an das</text:p>
          </table:table-cell>
        </table:table-row>
        <table:table-row>
          <table:table-cell table:style-name="FR.A2" office:value-type="float" office:value="4">
            <text:p text:style-name="P9">04</text:p>
          </table:table-cell>
          <table:table-cell table:style-name="FR.B2" office:value-type="string">
            <text:p text:style-name="P5">Buchhaltungs System übermittel werden. </text:p>
          </table:table-cell>
        </table:table-row>
        <table:table-row>
          <table:table-cell table:style-name="FR.A2" office:value-type="float" office:value="5">
            <text:p text:style-name="P9">05</text:p>
          </table:table-cell>
          <table:table-cell table:style-name="FR.B2" office:value-type="string">
            <text:p text:style-name="P5">Der Zählerstand der Tanksäulen und Benutzerdaten dürfen bei einem Stromausfall nicht verloren gehen</text:p>
          </table:table-cell>
        </table:table-row>
        <table:table-row>
          <table:table-cell table:style-name="FR.A2" office:value-type="float" office:value="6">
            <text:p text:style-name="P9">06</text:p>
          </table:table-cell>
          <table:table-cell table:style-name="FR.B2" office:value-type="string">
            <text:p text:style-name="P5">Das Tank System soll zu 95% Betriebsbereit sein</text:p>
          </table:table-cell>
        </table:table-row>
        <table:table-row>
          <table:table-cell table:style-name="FR.A2" office:value-type="float" office:value="0">
            <text:p text:style-name="P9">07</text:p>
          </table:table-cell>
          <table:table-cell table:style-name="FR.B2" office:value-type="string">
            <text:p text:style-name="P5">Die Antwortzeit des Benutzerinterfaces soll max 0.5 Sek betragen</text:p>
          </table:table-cell>
        </table:table-row>
        <table:table-row>
          <table:table-cell table:style-name="FR.A2" office:value-type="float" office:value="0">
            <text:p text:style-name="P9">08</text:p>
          </table:table-cell>
          <table:table-cell table:style-name="FR.B2" office:value-type="string">
            <text:p text:style-name="P5">Die Firmenkarte soll mittels einer Pin Nummer geschützt sein</text:p>
          </table:table-cell>
        </table:table-row>
        <table:table-row>
          <table:table-cell table:style-name="FR.A2" office:value-type="float" office:value="0">
            <text:p text:style-name="P9">09</text:p>
          </table:table-cell>
          <table:table-cell table:style-name="FR.B2" office:value-type="string">
            <text:p text:style-name="P5">Von dem Tank System soll täglich ein Backup erstellt werden</text:p>
          </table:table-cell>
        </table:table-row>
        <table:table-row>
          <table:table-cell table:style-name="FR.A2" office:value-type="float" office:value="0">
            <text:p text:style-name="P9">10</text:p>
          </table:table-cell>
          <table:table-cell table:style-name="FR.B2" office:value-type="string">
            <text:p text:style-name="P8">Der Tankwart kann eine Liste mit verschiedene Benzinlieferant erfassen</text:p>
          </table:table-cell>
        </table:table-row>
        <table:table-row>
          <table:table-cell table:style-name="FR.A2" office:value-type="float" office:value="0">
            <text:p text:style-name="P9">11</text:p>
          </table:table-cell>
          <table:table-cell table:style-name="FR.B2" office:value-type="string">
            <text:p text:style-name="P8">Der Tankwart kann den Bevorzugten Benzinlieferant definieren</text:p>
          </table:table-cell>
        </table:table-row>
        <table:table-row>
          <table:table-cell table:style-name="FR.A2" office:value-type="float" office:value="0">
            <text:p text:style-name="P9">12</text:p>
          </table:table-cell>
          <table:table-cell table:style-name="FR.B2" office:value-type="string">
            <text:p text:style-name="P9"/>
          </table:table-cell>
        </table:table-row>
      </table:table>
      <text:p text:style-name="P5"><text:span text:style-name="T2"/></text:p>
      <text:p text:style-name="P2"><text:span text:style-name="T2"/></text:p>
      <text:p text:style-name="P2"><text:span text:style-name="T2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float" office:value="0">
              <text:p text:style-name="P10">FR</text:p>
            </table:table-cell>
            <table:table-cell table:style-name="Table1.B1" office:value-type="string">
              <text:p text:style-name="P10">Functional Requirement</text:p>
            </table:table-cell>
          </table:table-row>
        </table:table-header-rows>
        <table:table-row>
          <table:table-cell table:style-name="Table1.A2" office:value-type="float" office:value="1">
            <text:p text:style-name="P9">01</text:p>
          </table:table-cell>
          <table:table-cell table:style-name="Table1.B2" office:value-type="string">
            <text:p text:style-name="P5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2">
            <text:p text:style-name="P9">02</text:p>
          </table:table-cell>
          <table:table-cell table:style-name="Table1.B2" office:value-type="string">
            <text:p text:style-name="P5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3">
            <text:p text:style-name="P9">03</text:p>
          </table:table-cell>
          <table:table-cell table:style-name="Table1.B2" office:value-type="string">
            <text:p text:style-name="P5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4">
            <text:p text:style-name="P9">04</text:p>
          </table:table-cell>
          <table:table-cell table:style-name="Table1.B2" office:value-type="string">
            <text:p text:style-name="P5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0">
            <text:p text:style-name="P9">05</text:p>
          </table:table-cell>
          <table:table-cell table:style-name="Table1.B2" office:value-type="string">
            <text:p text:style-name="P5">Bei Ausfall des Buchhaltungs System soll das Tank System das Tanken verhindern</text:p>
          </table:table-cell>
        </table:table-row>
        <table:table-row>
          <table:table-cell table:style-name="Table1.A2" office:value-type="float" office:value="0">
            <text:p text:style-name="P9">06</text:p>
          </table:table-cell>
          <table:table-cell table:style-name="Table1.B2" office:value-type="string">
            <text:p text:style-name="P5">Das Tank System soll ermöglichen für Angestellte ein maximales Tankvolumen aus dem Personalsystem ab zu rufen</text:p>
          </table:table-cell>
        </table:table-row>
        <table:table-row>
          <table:table-cell table:style-name="Table1.A2" office:value-type="float" office:value="0">
            <text:p text:style-name="P9">07</text:p>
          </table:table-cell>
          <table:table-cell table:style-name="Table1.B2" office:value-type="string">
            <text:p text:style-name="P5">Wenn der Angestellter Tanken möchte, soll das System den Angestellten mittels der Firmenkarte und Pin Nummer authentifizieren.</text:p>
          </table:table-cell>
        </table:table-row>
        <table:table-row>
          <table:table-cell table:style-name="Table1.A2" office:value-type="float" office:value="0">
            <text:p text:style-name="P9">08</text:p>
          </table:table-cell>
          <table:table-cell table:style-name="Table1.B2" office:value-type="string">
            <text:p text:style-name="P5">Das System muss fähig sein die Authentifizierungs- Daten sicher vom Personal System ab zu fragen</text:p>
          </table:table-cell>
        </table:table-row>
        <table:table-row>
          <table:table-cell table:style-name="Table1.A2" office:value-type="float" office:value="0">
            <text:p text:style-name="P9">09</text:p>
          </table:table-cell>
          <table:table-cell table:style-name="Table1.B2" office:value-type="string">
            <text:p text:style-name="P5">Das System soll fähig sein Statistiken pro Angestellter oder Firmenfahrzeug zu erstellen</text:p>
          </table:table-cell>
        </table:table-row>
        <table:table-row>
          <table:table-cell table:style-name="Table1.A2" office:value-type="float" office:value="0">
            <text:p text:style-name="P9">10</text:p>
          </table:table-cell>
          <table:table-cell table:style-name="Table1.B2" office:value-type="string">
            <text:p text:style-name="P5">Das System soll fähig sein dem Angestellten nach Abschluss des Tankvorganges ein E-mail als Quittung zu senden</text:p>
          </table:table-cell>
        </table:table-row>
        <table:table-row>
          <table:table-cell table:style-name="Table1.A2" office:value-type="float" office:value="0">
            <text:p text:style-name="P9">11</text:p>
          </table:table-cell>
          <table:table-cell table:style-name="Table1.B2" office:value-type="string">
            <text:p text:style-name="P5">Vor der Betankung muss das Tank System sicher stellen, dass der Mindeststand der Benzinart noch 200 Liter beträgt, ansonsten muss der Tankvorgang blockiert werden. </text:p>
          </table:table-cell>
        </table:table-row>
        <table:table-row>
          <table:table-cell table:style-name="Table1.A2" office:value-type="float" office:value="0">
            <text:p text:style-name="P9">12</text:p>
          </table:table-cell>
          <table:table-cell table:style-name="Table1.B2" office:value-type="string">
            <text:p text:style-name="P5">Wenn das Tank System ein Fehler registriert soll dem Anlagen System eine Meldung gesendet werden</text:p>
          </table:table-cell>
        </table:table-row>
        <table:table-row>
          <table:table-cell table:style-name="Table1.A2" office:value-type="float" office:value="0">
            <text:p text:style-name="P9">13</text:p>
          </table:table-cell>
          <table:table-cell table:style-name="Table1.B2" office:value-type="string">
            <text:p text:style-name="P5">Wenn der Benutzer die Pin Nummer 3x falsch eingibt soll das Tank System die Karte Sperren</text:p>
          </table:table-cell>
        </table:table-row>
        <table:table-row>
          <table:table-cell table:style-name="Table1.A2" office:value-type="float" office:value="0">
            <text:p text:style-name="P9">14</text:p>
          </table:table-cell>
          <table:table-cell table:style-name="Table1.B2" office:value-type="string">
            <text:p text:style-name="P5"><text:span text:style-name="T2">Wenn der Benzinstand im Tank den Minimum Level unter steigt, soll das System automatisch eine Bestellung beim Benzinlieferanten auslösen. </text:span></text:p>
          </table:table-cell>
        </table:table-row>
        <table:table-row>
          <table:table-cell table:style-name="Table1.A2" office:value-type="float" office:value="0">
            <text:p text:style-name="P9">15</text:p>
          </table:table-cell>
          <table:table-cell table:style-name="Table1.B2" office:value-type="string">
            <text:p text:style-name="P5"><text:span text:style-name="T2">Wenn eine Benzinbestellung ausgelöst wurde, muss der Tank zuerst gefüllt werden bevor die nächste Bestellung für diesen Tank ausgelöst werden kann. </text:span></text:p>
          </table:table-cell>
        </table:table-row>
        <text:soft-page-break/>
        <table:table-row>
          <table:table-cell table:style-name="Table1.A2" office:value-type="float" office:value="0">
            <text:p text:style-name="P9">16</text:p>
          </table:table-cell>
          <table:table-cell table:style-name="Table1.B2" office:value-type="string">
            <text:p text:style-name="P5"><text:span text:style-name="T2">Wenn eine Benzinbestellung gemacht wird soll ein e-mail an den Tankwart gesentet werden</text:span></text:p>
          </table:table-cell>
        </table:table-row>
        <table:table-row>
          <table:table-cell table:style-name="Table1.A2">
            <text:p text:style-name="P9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>
            <text:p text:style-name="P9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>
            <text:p text:style-name="P9"/>
          </table:table-cell>
          <table:table-cell table:style-name="Table1.B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30T12:17:48</meta:creation-date>
    <dc:date>2013-11-30T13:09:17</dc:date>
    <meta:editing-duration>PT00H51M29S</meta:editing-duration>
    <meta:editing-cycles>7</meta:editing-cycles>
    <meta:generator>NeoOffice/3.4$Unix OpenOffice.org_project/Patch 0</meta:generator>
    <meta:document-statistic meta:table-count="2" meta:image-count="0" meta:object-count="0" meta:page-count="2" meta:paragraph-count="60" meta:word-count="406" meta:character-count="2585"/>
  </office:meta>
</office:document-meta>
</file>